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imbus Roman No9 L" svg:font-family="'Nimbus Roman No9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widows="2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</style:style>
    <style:style style:name="P6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widows="2" fo:text-indent="0cm" style:auto-text-indent="false" style:writing-mode="lr-tb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  <style:text-properties fo:color="#000000" style:font-name="Nimbus Roman No9 L" fo:font-size="12pt" fo:language="en" fo:country="GB" style:font-name-asian="Nimbus Roman No9 L" style:font-size-asian="12pt" style:font-name-complex="Nimbus Roman No9 L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widows="2" fo:text-indent="0cm" style:auto-text-indent="false"/>
      <style:text-properties fo:color="#000000" style:font-name="Nimbus Roman No9 L" fo:font-size="12pt" fo:language="en" fo:country="GB" style:font-name-asian="Nimbus Roman No9 L" style:font-size-asian="12pt" style:font-name-complex="Nimbus Roman No9 L" style:font-size-complex="12pt"/>
    </style:style>
    <style:style style:name="P9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page-number="auto"/>
      <style:text-properties fo:color="#000000" style:font-name="Nimbus Roman No9 L" fo:font-size="12pt" fo:language="en" fo:country="GB" fo:font-style="italic" style:text-underline-style="solid" style:text-underline-width="auto" style:text-underline-color="font-color" fo:font-weight="bold" style:font-name-asian="Nimbus Roman No9 L" style:font-size-asian="12pt" style:font-style-asian="italic" style:font-weight-asian="bold" style:font-name-complex="Nimbus Roman No9 L" style:font-size-complex="12pt" style:font-style-complex="italic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style:font-name="Nimbus Roman No9 L" fo:font-size="12pt" fo:language="en" fo:country="GB" style:font-name-asian="Nimbus Roman No9 L" style:font-size-asian="12pt" style:font-name-complex="Nimbus Roman No9 L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style:font-name="Nimbus Roman No9 L" fo:font-size="12pt" fo:language="en" fo:country="GB" fo:font-weight="bold" style:font-name-asian="Nimbus Roman No9 L" style:font-size-asian="12pt" style:font-weight-asian="bold" style:font-name-complex="Nimbus Roman No9 L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style:font-name="Nimbus Roman No9 L" fo:font-size="12pt" fo:language="en" fo:country="GB" fo:font-style="italic" style:text-underline-style="solid" style:text-underline-width="auto" style:text-underline-color="font-color" fo:font-weight="bold" style:font-name-asian="Nimbus Roman No9 L" style:font-size-asian="12pt" style:font-style-asian="italic" style:font-weight-asian="bold" style:font-name-complex="Nimbus Roman No9 L" style:font-size-complex="12pt" style:font-style-complex="italic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style:font-name="Nimbus Roman No9 L" fo:font-size="14pt" fo:language="en" fo:country="GB" style:text-underline-style="solid" style:text-underline-width="auto" style:text-underline-color="font-color" fo:font-weight="bold" style:font-name-asian="Nimbus Roman No9 L" style:font-size-asian="14pt" style:font-weight-asian="bold" style:font-name-complex="Nimbus Roman No9 L" style:font-size-complex="14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style:font-name="Nimbus Roman No9 L" fo:font-size="10pt" fo:language="en" fo:country="GB" fo:font-style="italic" style:font-name-asian="Nimbus Roman No9 L" style:font-size-asian="10pt" style:font-style-asian="italic" style:font-name-complex="Nimbus Roman No9 L" style:font-size-complex="10pt" style:font-style-complex="italic"/>
    </style:style>
    <style:style style:name="P15" style:family="paragraph" style:parent-style-name="Standard" style:list-style-name="L1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</style:style>
    <style:style style:name="P16" style:family="paragraph" style:parent-style-name="Standard" style:list-style-name="L1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style:font-name="Nimbus Roman No9 L" fo:font-size="12pt" fo:language="en" fo:country="GB" style:font-name-asian="Nimbus Roman No9 L" style:font-size-asian="12pt" style:font-name-complex="Nimbus Roman No9 L" style:font-size-complex="12pt"/>
    </style:style>
    <style:style style:name="P17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style:font-name="Nimbus Roman No9 L" fo:font-size="12pt" fo:language="en" fo:country="GB" style:font-name-asian="Nimbus Roman No9 L" style:font-size-asian="12pt" style:font-name-complex="Nimbus Roman No9 L" style:font-size-complex="12pt"/>
    </style:style>
    <style:style style:name="T1" style:family="text">
      <style:text-properties fo:color="#000000" style:font-name="Nimbus Roman No9 L" fo:font-size="12pt" fo:language="en" fo:country="GB" style:font-name-asian="Nimbus Roman No9 L" style:font-size-asian="12pt" style:font-name-complex="Nimbus Roman No9 L" style:font-size-complex="12pt"/>
    </style:style>
    <style:style style:name="T2" style:family="text">
      <style:text-properties fo:color="#000000" style:font-name="Nimbus Roman No9 L" fo:font-size="12pt" fo:language="en" fo:country="GB" style:text-underline-style="solid" style:text-underline-width="auto" style:text-underline-color="font-color" style:font-name-asian="Nimbus Roman No9 L" style:font-size-asian="12pt" style:font-name-complex="Nimbus Roman No9 L" style:font-size-complex="12pt"/>
    </style:style>
    <style:style style:name="T3" style:family="text">
      <style:text-properties fo:color="#000000" style:font-name="Nimbus Roman No9 L" fo:font-size="12pt" fo:language="en" fo:country="GB" style:text-underline-style="solid" style:text-underline-width="auto" style:text-underline-color="font-color" fo:font-weight="bold" style:font-name-asian="Nimbus Roman No9 L" style:font-size-asian="12pt" style:font-weight-asian="bold" style:font-name-complex="Nimbus Roman No9 L" style:font-size-complex="12pt" style:font-weight-complex="bold"/>
    </style:style>
    <style:style style:name="T4" style:family="text">
      <style:text-properties fo:color="#000000" style:font-name="Nimbus Roman No9 L" fo:font-size="12pt" fo:language="en" fo:country="GB" fo:font-style="italic" style:text-underline-style="solid" style:text-underline-width="auto" style:text-underline-color="font-color" fo:font-weight="bold" style:font-name-asian="Nimbus Roman No9 L" style:font-size-asian="12pt" style:font-style-asian="italic" style:font-weight-asian="bold" style:font-name-complex="Nimbus Roman No9 L" style:font-size-complex="12pt" style:font-style-complex="italic" style:font-weight-complex="bold"/>
    </style:style>
    <style:style style:name="T5" style:family="text">
      <style:text-properties fo:color="#000000" style:font-name="Nimbus Roman No9 L" fo:font-size="12pt" fo:language="en" fo:country="GB" fo:font-style="italic" style:font-name-asian="Nimbus Roman No9 L" style:font-size-asian="12pt" style:font-style-asian="italic" style:font-name-complex="Nimbus Roman No9 L" style:font-size-complex="12pt" style:font-style-complex="italic"/>
    </style:style>
    <style:style style:name="T6" style:family="text">
      <style:text-properties fo:color="#000000" style:font-name="Nimbus Roman No9 L" fo:font-size="12pt" fo:language="en" fo:country="GB" fo:font-weight="bold" style:font-name-asian="Nimbus Roman No9 L" style:font-size-asian="12pt" style:font-weight-asian="bold" style:font-name-complex="Nimbus Roman No9 L" style:font-size-complex="12pt" style:font-weight-complex="bold"/>
    </style:style>
    <style:style style:name="T7" style:family="text">
      <style:text-properties fo:color="#000000" style:font-name="Nimbus Roman No9 L" fo:font-size="14pt" fo:language="en" fo:country="GB" style:text-underline-style="solid" style:text-underline-width="auto" style:text-underline-color="font-color" fo:font-weight="bold" style:font-name-asian="Nimbus Roman No9 L" style:font-size-asian="14pt" style:font-weight-asian="bold" style:font-name-complex="Nimbus Roman No9 L" style:font-size-complex="14pt" style:font-weight-complex="bold"/>
    </style:style>
    <style:style style:name="T8" style:family="text">
      <style:text-properties fo:color="#000000" style:font-name="Nimbus Roman No9 L" fo:font-size="10pt" fo:language="en" fo:country="GB" fo:font-style="italic" style:font-name-asian="Nimbus Roman No9 L" style:font-size-asian="10pt" style:font-style-asian="italic" style:font-name-complex="Nimbus Roman No9 L" style:font-size-complex="10pt" style:font-style-complex="italic"/>
    </style:style>
    <text:list-style style:name="L1">
      <text:list-level-style-bullet text:level="1" text:style-name="Bullet_5f_Symbols" text:bullet-char="•">
        <style:list-level-properties text:space-before="0.508cm" text:min-label-width="0.762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eface</text:p>
      <text:p text:style-name="P7">I wrote this yum2smart-converter script in 2009, while running Fedora Linux. There were no smart channel configuration files then, and the channels - aka repositories, had to be configured manually.</text:p>
      <text:p text:style-name="P10"/>
      <text:p text:style-name="P10">I originally released it on the Fedora forum under my forum name of CD-RW.</text:p>
      <text:p text:style-name="P11">http://forums.fedoraforum.org/showthread.php?t=211956</text:p>
      <text:p text:style-name="P10"/>
      <text:p text:style-name="P4"><text:span text:style-name="T1">To make it easy for others to find all my work in one place, I'm moving all my BSD-licensed code to my Github account: </text:span><text:span text:style-name="T6">https://github.com/sputnik-1/</text:span></text:p>
      <text:p text:style-name="P10"/>
      <text:p text:style-name="P10">All I ask is that you abide by the liberal BSD license, and give me the credit for initial development of create-smart-channels.php. Any feedback is welcome.</text:p>
      <text:p text:style-name="P10"/>
      <text:p text:style-name="P10">----------------------------------------------------------------------------------------------------------------</text:p>
      <text:p text:style-name="P10"/>
      <text:p text:style-name="P4"><text:span text:style-name="T6">yum2smart-convertor.</text:span><text:span text:style-name="T1"> </text:span></text:p>
      <text:p text:style-name="P10">The create-smart-channels.php script will create any missing smart channel files from the equivalent yum repo files. Any new smart channel files will be placed in a /new-smart-channels subdir of the yum repos directory.</text:p>
      <text:p text:style-name="P10"/>
      <text:p text:style-name="P13">Installation</text:p>
      <text:p text:style-name="P10"/>
      <text:p text:style-name="P10">These instructions are for Linux based OS's. After downloading the file called create-smart-channels.php, change the permissions to something like:</text:p>
      <text:p text:style-name="P10"/>
      <text:p text:style-name="P10"># chown root:root create-smart-channels.php</text:p>
      <text:p text:style-name="P10"># chmod 755 create-smart-channels.php</text:p>
      <text:p text:style-name="P10"/>
      <text:p text:style-name="P10">Then place the script in the directory that contains your yum repo files, usually</text:p>
      <text:p text:style-name="P10">/etc/yum.repos.d/</text:p>
      <text:p text:style-name="P10"/>
      <text:p text:style-name="P10">If you have set any open_basedir restrictions in /etc/php.ini, you will also need to add '/etc/smart/channels/:' to the search paths to allow create-smart-channels.php to read the contents of the /etc/smart/channels/ directory.</text:p>
      <text:p text:style-name="P10"/>
      <text:p text:style-name="P10"/>
      <text:p text:style-name="P10"/>
      <text:p text:style-name="P10"/>
      <text:p text:style-name="P10"/>
      <text:p text:style-name="P10"/>
      <text:p text:style-name="P12">Warning:</text:p>
      <text:p text:style-name="P10"/>
      <text:p text:style-name="P10">Do not allow php access to the whole of the /etc directory. This could be a security issue. <text:soft-page-break/>Whatever access restrictions are set with open_basedir (if any), you should override these in your httpd.conf file, to restrict apache's php module to only allow access to php files</text:p>
      <text:p text:style-name="P10">under your apache's document root. To do this, use something like this in your httpd.conf file:</text:p>
      <text:p text:style-name="P10"/>
      <text:p text:style-name="P10">&lt;Directory /&gt;</text:p>
      <text:p text:style-name="P10">Options None</text:p>
      <text:p text:style-name="P10">AllowOverride None</text:p>
      <text:p text:style-name="P10">Order Deny,Allow</text:p>
      <text:p text:style-name="P10">Deny from all</text:p>
      <text:p text:style-name="P10"/>
      <text:p text:style-name="P10"># these are the only directories which the apache PHP module can</text:p>
      <text:p text:style-name="P10"># have access to. This setting overrides the settings in the</text:p>
      <text:p text:style-name="P10"># global php.ini file, which applies to the CLI version of PHP.</text:p>
      <text:p text:style-name="P10"/>
      <text:p text:style-name="P10">php_admin_value open_basedir '/path/to/htdocs/:/path/to/php-manual/'</text:p>
      <text:p text:style-name="P10">php_admin_flag display_errors OFF</text:p>
      <text:p text:style-name="P10"/>
      <text:p text:style-name="P10">&lt;/Directory&gt;</text:p>
      <text:p text:style-name="P10"/>
      <text:p text:style-name="P13">Running the script</text:p>
      <text:p text:style-name="P10"/>
      <text:p text:style-name="P10">create-smart-channels.php is run using the command-line version of PHP, and requires two arguments. It also accepts an optional third argument. The invocation line for the script is:</text:p>
      <text:p text:style-name="P10"/>
      <text:p text:style-name="P4"><text:span text:style-name="T1"><text:s text:c="3"/>./create-smart-channe</text:span><text:span text:style-name="T1">ls.php &lt;</text:span><text:span text:style-name="T5">release-version</text:span><text:span text:style-name="T1">&gt; &lt;</text:span><text:span text:style-name="T5">basearch</text:span><text:span text:style-name="T1">&gt; [d]</text:span></text:p>
      <text:p text:style-name="P10"/>
      <text:list xml:id="list1932568695" text:style-name="L1">
        <text:list-item>
          <text:p text:style-name="P15"><text:span text:style-name="T1"><text:s text:c="3"/>&lt;</text:span><text:span text:style-name="T5">release-version</text:span><text:span text:style-name="T1">&gt; is a required parameter for the Fedora version number.</text:span></text:p>
        </text:list-item>
      </text:list>
      <text:p text:style-name="P17"/>
      <text:list xml:id="list213042180488139" text:style-name="L1">
        <text:list-item>
          <text:p text:style-name="P15"><text:span text:style-name="T1"><text:s text:c="3"/>&lt;</text:span><text:span text:style-name="T5">basearch</text:span><text:span text:style-name="T1">&gt; is a required parameter for the target OS platform.</text:span></text:p>
        </text:list-item>
      </text:list>
      <text:p text:style-name="P17"/>
      <text:list xml:id="list213043059158473" text:style-name="L1">
        <text:list-item>
          <text:p text:style-name="P16"><text:s text:c="3"/>[d] is an optional parameter to turn on debugging output.</text:p>
        </text:list-item>
      </text:list>
      <text:p text:style-name="P10"/>
      <text:p text:style-name="P4"><text:span text:style-name="T1">You can find the release-version and basearch for your particular </text:span><text:span text:style-name="T1">machine, by comparing a yum repo file, with the equivalent existing smart channel file.</text:span></text:p>
      <text:p text:style-name="P10"/>
      <text:p text:style-name="P10">If we compare the yum fedora.repo file and the smart fedora.channel file:</text:p>
      <text:p text:style-name="P10"/>
      <text:p text:style-name="P10">yum fedora.repo file (1st section):</text:p>
      <text:p text:style-name="P10"/>
      <text:p text:style-name="P10">[fedora]</text:p>
      <text:p text:style-name="P10">name=Fedora $releasever - $basearch</text:p>
      <text:p text:style-name="P10">failovermethod=priority</text:p>
      <text:p text:style-name="P10">#baseurl=http://download.fedora.redhat.com/pub/fedora/linux/</text:p>
      <text:p text:style-name="P10">releases/$releasever/Everything/$basearch/os</text:p>
      <text:p text:style-name="P10"><text:soft-page-break/></text:p>
      <text:p text:style-name="P10">mirrorlist=http://mirrors.fedoraproject.org/mirrorlist?repo</text:p>
      <text:p text:style-name="P10">=fedora-$releasever&amp;arch=basearch</text:p>
      <text:p text:style-name="P10"/>
      <text:p text:style-name="P10">enabled=1</text:p>
      <text:p text:style-name="P10">gpgcheck=1</text:p>
      <text:p text:style-name="P10">gpgkey=file:///etc/pki/rpm-gpg/RPM-GPG-KEY-fedora file:///etc/pki/rpm-gpg/RPM-GPG-KEY</text:p>
      <text:p text:style-name="P10"/>
      <text:p text:style-name="P10">smart fedora.channel file (1st section):</text:p>
      <text:p text:style-name="P10"/>
      <text:p text:style-name="P10">[core]</text:p>
      <text:p text:style-name="P10">name=Fedora 8 - i386</text:p>
      <text:p text:style-name="P10">baseurl=http://download.fedora.redhat.com/pub/fedora/linux/releases/8/Everything/i386/os/</text:p>
      <text:p text:style-name="P10">type=rpm-md</text:p>
      <text:p text:style-name="P10"/>
      <text:p text:style-name="P10">You can see that on my machine, $releasever equates to 8, and $basearch is equal to i386.</text:p>
      <text:p text:style-name="P10"/>
      <text:p text:style-name="P10">So the command to run create-smart-channels.php on my machine would be:</text:p>
      <text:p text:style-name="P10"/>
      <text:p text:style-name="P4"><text:span text:style-name="T1">[root@localhost yum.repos.d]# ./create-smart-channels.php</text:span><text:span text:style-name="T1"> </text:span><text:span text:style-name="T5">8 <text:s/>i386</text:span></text:p>
      <text:p text:style-name="P10"/>
      <text:p text:style-name="P10">The script would run silently, and create any missing smart channels in</text:p>
      <text:p text:style-name="P10">/etc/yum.repos.d/new-smart-channels/ . If there are no missing Smart channels,</text:p>
      <text:p text:style-name="P10">the script will terminate.</text:p>
      <text:p text:style-name="P10"/>
      <text:p text:style-name="P10">Adding the optional [d] argument would cause the script to output a lot of debugging info. This is handy for knowing how the script works, and what it's doing.</text:p>
      <text:p text:style-name="P10"/>
      <text:p text:style-name="P13">Installing new smart channels</text:p>
      <text:p text:style-name="P10"/>
      <text:p text:style-name="P10">To install the newly created smart channel files, shut down smart package manager GUI if it is running. Copy the new smart channel files to /etc/smart/channels/, and restart smart GUI.</text:p>
      <text:p text:style-name="P10"/>
      <text:p text:style-name="P10">Smart should now detect the new channel files, and ask whether to include those channels. Answer 'Yes' to include the new channel files.</text:p>
      <text:p text:style-name="P10"/>
      <text:p text:style-name="P10">If you copy the livna channel files to /etc/smart/channels, you will be asked if you want to replace the existing Livna channels.</text:p>
      <text:p text:style-name="P10">On Fedora 8, selecting yes does not appear to create any problems.</text:p>
      <text:p text:style-name="P10"/>
      <text:p text:style-name="P13">Resetting Smart to it's default installation settings</text:p>
      <text:p text:style-name="P10"/>
      <text:p text:style-name="P10"><text:soft-page-break/>Smart keeps some configuration files in /var/lib/smart. Channel data is kept here as well. When a new installation of Smart PM is done, this directory is empty.</text:p>
      <text:p text:style-name="P10"/>
      <text:p text:style-name="P10">When Smart PM finishes, it saves it's cache and config files in /var/lib/smart/cache &amp; /var/lib/smart/config.</text:p>
      <text:p text:style-name="P10"/>
      <text:p text:style-name="P10">To reset Smart to it's default installation values:</text:p>
      <text:p text:style-name="P10"/>
      <text:p text:style-name="P10">Quit Smart PM.</text:p>
      <text:p text:style-name="P10"/>
      <text:p text:style-name="P10">Make some backup copies of /var/lib/smart directory, to something like:</text:p>
      <text:p text:style-name="P10">/var/lib/smart-prev</text:p>
      <text:p text:style-name="P10"/>
      <text:p text:style-name="P10">Remove the contents of:</text:p>
      <text:p text:style-name="P10"/>
      <text:p text:style-name="P10">/var/lib/smart/channels and /var/lib/smart/packages, and the cache and config file. That will leave two empty subdirs, /channels &amp; /packages.</text:p>
      <text:p text:style-name="P10"/>
      <text:p text:style-name="P10">Restarting Smart after removing the contents of /var/lib/smart will cause Smart to re-read the channel information in /etc/smart/channels/</text:p>
      <text:p text:style-name="P10"/>
      <text:p text:style-name="P4"><text:span text:style-name="T1">Keith </text:span><text:span text:style-name="T1">Roberts</text:span></text:p>
      <text:p text:style-name="P10">Email: keith@karsites.net</text:p>
      <text:p text:style-name="P10"/>
      <text:p text:style-name="P14">created on Centos Linux with AbiWord, a cross-platform opensource word processor,</text:p>
      <text:p text:style-name="P14">http://www.abisource.com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imbus Roman No9 L" svg:font-family="'Nimbus Roman No9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5f_Symbols" style:display-name="Bullet_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widows="2" fo:text-indent="0cm" style:auto-text-indent="false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  <style:text-properties fo:color="#000000" style:font-name="Nimbus Roman No9 L" fo:font-size="12pt" fo:language="en" fo:country="GB" style:font-name-asian="Nimbus Roman No9 L" style:font-size-asian="12pt" style:font-name-complex="Nimbus Roman No9 L" style:font-size-complex="12pt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widows="2" fo:text-indent="0cm" style:auto-text-indent="false"/>
      <style:text-properties fo:color="#000000" style:font-name="Nimbus Roman No9 L" fo:font-size="12pt" fo:language="en" fo:country="GB" style:font-name-asian="Nimbus Roman No9 L" style:font-size-asian="12pt" style:font-name-complex="Nimbus Roman No9 L" style:font-size-complex="12pt"/>
    </style:style>
    <style:style style:name="MT1" style:family="text">
      <style:text-properties fo:color="#000000" style:font-name="Nimbus Roman No9 L" fo:font-size="12pt" fo:language="en" fo:country="GB" style:text-underline-style="solid" style:text-underline-width="auto" style:text-underline-color="font-color" style:font-name-asian="Nimbus Roman No9 L" style:font-size-asian="12pt" style:font-name-complex="Nimbus Roman No9 L" style:font-size-complex="12pt"/>
    </style:style>
    <style:style style:name="MT2" style:family="text">
      <style:text-properties fo:color="#000000" style:font-name="Nimbus Roman No9 L" fo:font-size="12pt" fo:language="en" fo:country="GB" style:text-underline-style="solid" style:text-underline-width="auto" style:text-underline-color="font-color" fo:font-weight="bold" style:font-name-asian="Nimbus Roman No9 L" style:font-size-asian="12pt" style:font-weight-asian="bold" style:font-name-complex="Nimbus Roman No9 L" style:font-size-complex="12pt" style:font-weight-complex="bold"/>
    </style:style>
    <style:style style:name="MT3" style:family="text">
      <style:text-properties fo:color="#000000" style:font-name="Nimbus Roman No9 L" fo:font-size="12pt" fo:language="en" fo:country="GB" style:font-name-asian="Nimbus Roman No9 L" style:font-size-asian="12pt" style:font-name-complex="Nimbus Roman No9 L" style:font-size-complex="12pt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699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>
      <style:header>
        <text:p text:style-name="MP1"><text:span text:style-name="MT1">﻿</text:span><text:span text:style-name="MT2">Yum Repository to Smart </text:span><text:span text:style-name="MT3">Package Manager convertor script.</text:span></text:p>
        <text:p text:style-name="MP2"/>
      </style:header>
      <style:footer>
        <text:p text:style-name="MP3"><text:page-number text:select-page="current">4</text:page-number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6-14T21:32:04.549052497</dc:date>
    <meta:editing-duration>PT1M23S</meta:editing-duration>
    <meta:editing-cycles>1</meta:editing-cycles>
    <meta:document-statistic meta:table-count="0" meta:image-count="0" meta:object-count="0" meta:page-count="4" meta:paragraph-count="82" meta:word-count="772" meta:character-count="5645" meta:non-whitespace-character-count="4945"/>
  </office:meta>
</office:document-meta>
</file>